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otómetro</text:p>
          </table:table-cell>
          <table:table-cell office:value-type="string" calcext:value-type="string">
            <text:p>V0 556nm</text:p>
          </table:table-cell>
          <table:table-cell office:value-type="string" calcext:value-type="string">
            <text:p>Coef. Rayleigh 556nm</text:p>
          </table:table-cell>
          <table:table-cell office:value-type="string" calcext:value-type="string">
            <text:p>Coef. Corr 556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vey</text:p>
          </table:table-cell>
          <table:table-cell office:value-type="float" office:value="679.9633" calcext:value-type="float">
            <text:p>679,9633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9783" calcext:value-type="float">
            <text:p>0,9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709.2878" calcext:value-type="float">
            <text:p>709,2878</text:p>
          </table:table-cell>
          <table:table-cell office:value-type="float" office:value="0.1037" calcext:value-type="float">
            <text:p>0,1037</text:p>
          </table:table-cell>
          <table:table-cell office:value-type="float" office:value="0.7677" calcext:value-type="float">
            <text:p>0,7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768.3368" calcext:value-type="float">
            <text:p>768,3368</text:p>
          </table:table-cell>
          <table:table-cell office:value-type="float" office:value="0.1515" calcext:value-type="float">
            <text:p>0,1515</text:p>
          </table:table-cell>
          <table:table-cell office:value-type="float" office:value="0.9434" calcext:value-type="float">
            <text:p>0,9434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4" table:formula="of:=AVERAGE([.B2:.B4])" office:value-type="float" office:value="719.195966666667" calcext:value-type="float">
            <text:p>719,20</text:p>
          </table:table-cell>
          <table:table-cell table:style-name="ce4" table:formula="of:=AVERAGE([.C2:.C4])" office:value-type="float" office:value="0.129666666666667" calcext:value-type="float">
            <text:p>0,13</text:p>
          </table:table-cell>
          <table:table-cell table:style-name="ce4" table:formula="of:=AVERAGE([.D2:.D4])" office:value-type="float" office:value="0.896466666666667" calcext:value-type="float">
            <text:p>0,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4" table:formula="of:=STDEV([.B2:.B4])" office:value-type="float" office:value="45.0121950207201" calcext:value-type="float">
            <text:p>45,01</text:p>
          </table:table-cell>
          <table:table-cell table:style-name="ce4" table:formula="of:=STDEV([.C2:.C4])" office:value-type="float" office:value="0.0241665747124687" calcext:value-type="float">
            <text:p>0,02</text:p>
          </table:table-cell>
          <table:table-cell table:style-name="ce4" table:formula="of:=STDEV([.D2:.D4])" office:value-type="float" office:value="0.112872243414107" calcext:value-type="float">
            <text:p>0,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%</text:p>
          </table:table-cell>
          <table:table-cell table:style-name="ce4" table:formula="of:= [.B7]/[.B6] * 100" office:value-type="float" office:value="6.25868290520911" calcext:value-type="float">
            <text:p>6,26</text:p>
          </table:table-cell>
          <table:table-cell table:style-name="ce4" table:formula="of:= [.C7]/[.C6] * 100" office:value-type="float" office:value="18.6374612178422" calcext:value-type="float">
            <text:p>18,64</text:p>
          </table:table-cell>
          <table:table-cell table:style-name="ce4" table:formula="of:= [.D7]/[.D6] * 100" office:value-type="float" office:value="12.590790891735" calcext:value-type="float">
            <text:p>12,59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Fotómetro</text:p>
          </table:table-cell>
          <table:table-cell office:value-type="string" calcext:value-type="string">
            <text:p>V0 414nm</text:p>
          </table:table-cell>
          <table:table-cell office:value-type="string" calcext:value-type="string">
            <text:p>Coef. Rayleigh 414nm</text:p>
          </table:table-cell>
          <table:table-cell office:value-type="string" calcext:value-type="string">
            <text:p>Coef. Corr 414nm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alvey</text:p>
          </table:table-cell>
          <table:table-cell office:value-type="float" office:value="733.5996" calcext:value-type="float">
            <text:p>733,5996</text:p>
          </table:table-cell>
          <table:table-cell office:value-type="float" office:value="0.2732" calcext:value-type="float">
            <text:p>0,2732</text:p>
          </table:table-cell>
          <table:table-cell office:value-type="float" office:value="0.7978" calcext:value-type="float">
            <text:p>0,7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737.1295" calcext:value-type="float">
            <text:p>737,1295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8565" calcext:value-type="float">
            <text:p>0,8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769.4022" calcext:value-type="float">
            <text:p>769,4022</text:p>
          </table:table-cell>
          <table:table-cell office:value-type="float" office:value="0.2486" calcext:value-type="float">
            <text:p>0,2486</text:p>
          </table:table-cell>
          <table:table-cell office:value-type="float" office:value="0.9346" calcext:value-type="float">
            <text:p>0,9346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4" table:formula="of:=AVERAGE([.B11:.B13])" office:value-type="float" office:value="746.710433333333" calcext:value-type="float">
            <text:p>746,71</text:p>
          </table:table-cell>
          <table:table-cell table:style-name="ce4" table:formula="of:=AVERAGE([.C11:.C13])" office:value-type="float" office:value="0.258533333333333" calcext:value-type="float">
            <text:p>0,26</text:p>
          </table:table-cell>
          <table:table-cell table:style-name="ce4" table:formula="of:=AVERAGE([.D11:.D13])" office:value-type="float" office:value="0.862966666666667" calcext:value-type="float">
            <text:p>0,8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4" table:formula="of:=STDEV([.B11:.B13])" office:value-type="float" office:value="19.7307438872267" calcext:value-type="float">
            <text:p>19,73</text:p>
          </table:table-cell>
          <table:table-cell table:style-name="ce4" table:formula="of:=STDEV([.C11:.C13])" office:value-type="float" office:value="0.0129650813083965" calcext:value-type="float">
            <text:p>0,01</text:p>
          </table:table-cell>
          <table:table-cell table:style-name="ce4" table:formula="of:=STDEV([.D11:.D13])" office:value-type="float" office:value="0.0686288811895789" calcext:value-type="float">
            <text:p>0,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%</text:p>
          </table:table-cell>
          <table:table-cell table:style-name="ce4" table:formula="of:= [.B16]/[.B15] * 100" office:value-type="float" office:value="2.64235545754305" calcext:value-type="float">
            <text:p>2,64</text:p>
          </table:table-cell>
          <table:table-cell table:style-name="ce4" table:formula="of:= [.C16]/[.C15] * 100" office:value-type="float" office:value="5.01485868040093" calcext:value-type="float">
            <text:p>5,01</text:p>
          </table:table-cell>
          <table:table-cell table:style-name="ce4" table:formula="of:= [.D16]/[.D15] * 100" office:value-type="float" office:value="7.95266883884031" calcext:value-type="float">
            <text:p>7,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21:58:52.1127528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1:58:53.535932902</meta:creation-date>
    <meta:editing-duration>PT20M41S</meta:editing-duration>
    <meta:editing-cycles>3</meta:editing-cycles>
    <meta:generator>LibreOffice/4.2.7.2$Linux_X86_64 LibreOffice_project/420m0$Build-2</meta:generator>
    <meta:initial-creator>Felipe </meta:initial-creator>
    <dc:date>2015-02-10T22:34:44.911110336</dc:date>
    <dc:creator>Felipe </dc:creator>
    <meta:document-statistic meta:table-count="1" meta:cell-count="56" meta:object-count="0"/>
  </office:meta>
</office:document-meta>
</file>